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7ca6" officeooo:paragraph-rsid="00117ca6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officeooo:rsid="00117ca6" officeooo:paragraph-rsid="00117c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sation des différentes adresses email</text:p>
      <text:p text:style-name="P1"/>
      <text:list text:style-name="L1">
        <text:list-item>
          <text:p text:style-name="P2"><text:a xlink:type="simple" xlink:href="mailto:***@gmail.com" text:style-name="Internet_20_link" text:visited-style-name="Visited_20_Internet_20_Link">***@gmail.com</text:a> : sert a recevoir des mail d’amis ou des mail automatique d’application qui m’intéresse</text:p>
        </text:list-item>
        <text:list-item>
          <text:p text:style-name="P2"><text:a xlink:type="simple" xlink:href="mailto:***@gmail.com" text:style-name="Internet_20_link" text:visited-style-name="Visited_20_Internet_20_Link">***@gmail.com</text:a> : sert a recevoir des mails plus sérieux de mais actuellement pas très utilisée, surtout pour le travail le jour où j’en ai un </text:p>
        </text:list-item>
        <text:list-item>
          <text:p text:style-name="P2"><text:a xlink:type="simple" xlink:href="mailto:***@gmail.com" text:style-name="Internet_20_link" text:visited-style-name="Visited_20_Internet_20_Link">***@gmail.com</text:a> : sert a faire des comptes sur des sites qui ne sont pas de confiance et qui vendront mon adresse mail a la première occasio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3T09:04:12.713000000</meta:creation-date>
    <dc:date>2025-06-23T09:12:22.108000000</dc:date>
    <meta:editing-duration>PT8M10S</meta:editing-duration>
    <meta:editing-cycles>1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4" meta:word-count="74" meta:character-count="430" meta:non-whitespace-character-count="361"/>
  </office:meta>
</office:document-meta>
</file>